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ForwardingHttpMethod.clone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ForwardingHttpMethod.cloneCook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questForwardingHttpMethod.RequestForwardingHttpMethod( HttpServletRequest req , HttpURL 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questForwardingHttp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